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imeDateFormat.parse( java . lang . String s , ParsePosition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DateFormat.format( Date date , StringBuffer sbuf , FieldPosition fieldPos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ateTimeDateFormat.DateTimeDateFormat(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TimeDateFormat.DateTimeDate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